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c506d" officeooo:paragraph-rsid="0007b74e"/>
    </style:style>
    <style:style style:name="P2" style:family="paragraph" style:parent-style-name="Standard">
      <style:text-properties officeooo:rsid="000aa970" officeooo:paragraph-rsid="0007b74e"/>
    </style:style>
    <style:style style:name="P3" style:family="paragraph" style:parent-style-name="Standard">
      <style:text-properties fo:font-weight="normal" officeooo:rsid="000aa970" officeooo:paragraph-rsid="0007b74e" style:font-weight-asian="normal" style:font-weight-complex="normal"/>
    </style:style>
    <style:style style:name="P4" style:family="paragraph" style:parent-style-name="Standard">
      <style:text-properties officeooo:rsid="0008a84b" officeooo:paragraph-rsid="0007b74e"/>
    </style:style>
    <style:style style:name="P5" style:family="paragraph" style:parent-style-name="Standard">
      <style:text-properties officeooo:rsid="0008a84b" officeooo:paragraph-rsid="0007b74e"/>
    </style:style>
    <style:style style:name="P6" style:family="paragraph" style:parent-style-name="Standard">
      <style:text-properties officeooo:rsid="0008a84b" officeooo:paragraph-rsid="00080a54"/>
    </style:style>
    <style:style style:name="P7" style:family="paragraph" style:parent-style-name="Standard">
      <style:text-properties officeooo:rsid="00080a54" officeooo:paragraph-rsid="00080a54"/>
    </style:style>
    <style:style style:name="P8" style:family="paragraph" style:parent-style-name="Standard">
      <style:text-properties officeooo:rsid="000c506d" officeooo:paragraph-rsid="0007b74e"/>
    </style:style>
    <style:style style:name="P9" style:family="paragraph" style:parent-style-name="Standard">
      <style:text-properties officeooo:rsid="000c506d" officeooo:paragraph-rsid="00080a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05e5" style:font-weight-asian="bold" style:font-weight-complex="bold"/>
    </style:style>
    <style:style style:name="T3" style:family="text">
      <style:text-properties officeooo:rsid="000b41a2"/>
    </style:style>
    <style:style style:name="T4" style:family="text">
      <style:text-properties officeooo:rsid="0009ea1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M</text:span><text:span text:style-name="T1">inimize cabs</text:span></text:p>
      <text:p text:style-name="P3">Unlimited cabs<text:span text:style-name="T3">. Capacity is c passengers.</text:span></text:p>
      <text:p text:style-name="P4">R <text:span text:style-name="T4">is the set of requests</text:span>. <text:span text:style-name="T3">All requests must be satisfied.</text:span></text:p>
      <text:p text:style-name="P4">Each request is a pickup from stop A to stop B. There is a pickup time interval in which the pickup must be made.</text:p>
      <text:p text:style-name="P4">Taxi's do not come back once they reach B.</text:p>
      <text:p text:style-name="P7">Taxi's cannot idle</text:p>
      <text:p text:style-name="P4"/>
      <text:p text:style-name="P4">Sort <text:span text:style-name="T4">requests by their earliest start time. Such a sorting will result in the grouping of requests with overlapping pickup time intervals. Let the groups be</text:span><text:span text:style-name="T4"><draw:frame draw:style-name="fr1" draw:name="Object7" text:anchor-type="as-char" svg:y="-0.1484in" svg:width="0.7016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 such that </text:span><text:span text:style-name="T4"><draw:frame draw:style-name="fr1" draw:name="Object8" text:anchor-type="as-char" svg:y="-0.1484in" svg:width="1.2575in" svg:height="0.2102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 - </text:span><text:span text:style-name="T4"><draw:frame draw:style-name="fr1" draw:name="Object9" text:anchor-type="as-char" svg:y="-0.152in" svg:width="0.8307in" svg:height="0.1992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. Each group </text:span><text:span text:style-name="T4"><draw:frame draw:style-name="fr1" draw:name="Object10" text:anchor-type="as-char" svg:y="-0.1484in" svg:width="0.2339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needs</text:span><text:span text:style-name="T4"><draw:frame draw:style-name="fr1" draw:name="Object11" text:anchor-type="as-char" svg:y="-0.2909in" svg:width="0.4339in" svg:height="0.46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taxis for a total of </text:span><text:span text:style-name="T4"><draw:frame draw:style-name="fr1" draw:name="Object12" text:anchor-type="as-char" svg:y="-0.2909in" svg:width="0.6535in" svg:height="0.46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4">.</text:span></text:p>
      <text:p text:style-name="P1">while there are no more unserviced requests</text:p>
      <text:p text:style-name="P1"><text:tab/>x = number of overlapping requests</text:p>
      <text:p text:style-name="P1"><text:tab/>if<draw:frame draw:style-name="fr1" draw:name="Object13" text:anchor-type="as-char" svg:y="-0.1484in" svg:width="0.3929in" svg:height="0.183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"><text:tab/><text:tab/>Assign c of them to taxi</text:p>
      <text:p text:style-name="P1"><text:tab/>else if x &lt; c</text:p>
      <text:p text:style-name="P1"><text:tab/><text:tab/>Assign these x requests to the taxi</text:p>
      <text:p text:style-name="P1"/>
      <text:p text:style-name="P6">Sort <text:span text:style-name="T4">requests by their earliest end time.</text:span></text:p>
      <text:p text:style-name="P9"><text:span text:style-name="T4">while there are no more unserviced requests</text:span></text:p>
      <text:p text:style-name="P9"><text:span text:style-name="T4"><text:tab/>Consider the first request in the list of unserviced request.</text:span></text:p>
      <text:p text:style-name="P9"><text:span text:style-name="T4"><text:tab/>Pick a max of c – 1 more requests proceeding orderly in the list of unserviced requests.</text:span></text:p>
      <text:p text:style-name="P9"><text:span text:style-name="T4"><text:tab/>Assign these 1 + c requests to a new taxi t. Remove them from the unserviced lis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3T14:44:07.503551166</meta:creation-date>
    <dc:title>T1</dc:title>
    <meta:editing-duration>P0D</meta:editing-duration>
    <meta:editing-cycles>3</meta:editing-cycles>
    <meta:generator>LibreOffice/4.1.2.3$Linux_x86 LibreOffice_project/410m0$Build-3</meta:generator>
    <meta:initial-creator>Kempa </meta:initial-creator>
    <dc:date>2013-11-16T14:29:20.277648760</dc:date>
    <dc:creator>Kempa </dc:creator>
    <meta:document-statistic meta:table-count="0" meta:image-count="0" meta:object-count="7" meta:page-count="1" meta:paragraph-count="18" meta:word-count="182" meta:character-count="970" meta:non-whitespace-character-count="794"/>
    <meta:template xlink:type="simple" xlink:actuate="onRequest" xlink:title="T1" xlink:href="../../../../.config/libreoffice/4/user/template/T1.ott" meta:date="2013-11-13T14:44:06.258326869"/>
  </office:meta>
</office:document-meta>
</file>

<file path=Object 1/content.xml><?xml version="1.0" encoding="utf-8"?>
<math xmlns="http://www.w3.org/1998/Math/MathML">
  <semantics>
    <mrow>
      <msub>
        <mi>G</mi>
        <mn>1,</mn>
      </msub>
      <mi>…</mi>
      <mi>,</mi>
      <msub>
        <mi>G</mi>
        <mi>k</mi>
      </msub>
    </mrow>
    <annotation encoding="StarMath 5.0"> G_1, …, G_k</annotation>
  </semantics>
</math>
</file>

<file path=Object 2/content.xml><?xml version="1.0" encoding="utf-8"?>
<math xmlns="http://www.w3.org/1998/Math/MathML">
  <semantics>
    <mrow>
      <mrow>
        <mrow>
          <mrow>
            <mfenced open="∣" close="∣">
              <msub>
                <mi>G</mi>
                <mn>1</mn>
              </msub>
            </mfenced>
            <mo stretchy="false">+</mo>
            <mi>…</mi>
          </mrow>
          <mo stretchy="false">+</mo>
          <mfenced open="∣" close="∣">
            <msub>
              <mi>G</mi>
              <mi>n</mi>
            </msub>
          </mfenced>
        </mrow>
        <mo stretchy="false">=</mo>
        <mfenced open="∣" close="∣">
          <mi>R</mi>
        </mfenced>
      </mrow>
    </mrow>
    <annotation encoding="StarMath 5.0">abs G_1 + … + abs G_n = abs R</annotation>
  </semantics>
</math>
</file>

<file path=Object 3/content.xml><?xml version="1.0" encoding="utf-8"?>
<math xmlns="http://www.w3.org/1998/Math/MathML">
  <semantics>
    <mrow>
      <mi>O</mi>
      <mrow>
        <mo stretchy="false">(</mo>
        <mrow>
          <mi>R</mi>
          <mi>log</mi>
          <mi>R</mi>
        </mrow>
        <mo stretchy="false">)</mo>
      </mrow>
    </mrow>
    <annotation encoding="StarMath 5.0">O (R log R)</annotation>
  </semantics>
</math>
</file>

<file path=Object 4/content.xml><?xml version="1.0" encoding="utf-8"?>
<math xmlns="http://www.w3.org/1998/Math/MathML">
  <semantics>
    <mrow>
      <msub>
        <mi>G</mi>
        <mi>i</mi>
      </msub>
    </mrow>
    <annotation encoding="StarMath 5.0">G_i </annotation>
  </semantics>
</math>
</file>

<file path=Object 5/content.xml><?xml version="1.0" encoding="utf-8"?>
<math xmlns="http://www.w3.org/1998/Math/MathML">
  <semantics>
    <mrow>
      <mfenced open="⌈" close="⌉">
        <mrow>
          <mfrac>
            <mfenced open="∣" close="∣">
              <msub>
                <mi>G</mi>
                <mi>i</mi>
              </msub>
            </mfenced>
            <mi>c</mi>
          </mfrac>
        </mrow>
      </mfenced>
    </mrow>
    <annotation encoding="StarMath 5.0">left lceil abs G_i over c right rceil </annotation>
  </semantics>
</math>
</file>

<file path=Object 6/content.xml><?xml version="1.0" encoding="utf-8"?>
<math xmlns="http://www.w3.org/1998/Math/MathML">
  <semantics>
    <mrow>
      <mrow>
        <munderover>
          <mo stretchy="false">∑</mo>
          <mrow>
            <mi>i</mi>
            <mo stretchy="false">=</mo>
            <mn>1</mn>
          </mrow>
          <mi>n</mi>
        </munderover>
        <mfenced open="⌈" close="⌉">
          <mrow>
            <mfrac>
              <mfenced open="∣" close="∣">
                <msub>
                  <mi>G</mi>
                  <mi>i</mi>
                </msub>
              </mfenced>
              <mi>c</mi>
            </mfrac>
          </mrow>
        </mfenced>
      </mrow>
    </mrow>
    <annotation encoding="StarMath 5.0">sum from i = 1 to n  left lceil abs G_i over c right rceil</annotation>
  </semantics>
</math>
</file>

<file path=Object 7/content.xml><?xml version="1.0" encoding="utf-8"?>
<math xmlns="http://www.w3.org/1998/Math/MathML">
  <semantics>
    <mrow>
      <mrow>
        <mi>x</mi>
        <mo stretchy="false">≥</mo>
        <mi>c</mi>
      </mrow>
    </mrow>
    <annotation encoding="StarMath 5.0"> x ge c</annotation>
  </semantics>
</math>
</file>